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5822" officeooo:paragraph-rsid="00195822"/>
    </style:style>
    <style:style style:name="P2" style:family="paragraph" style:parent-style-name="Standard">
      <style:text-properties officeooo:rsid="001b7f67" officeooo:paragraph-rsid="001b7f67"/>
    </style:style>
    <style:style style:name="P3" style:family="paragraph" style:parent-style-name="Standard">
      <style:text-properties officeooo:rsid="001c17d0" officeooo:paragraph-rsid="001c17d0"/>
    </style:style>
    <style:style style:name="P4" style:family="paragraph" style:parent-style-name="Standard">
      <style:text-properties officeooo:rsid="001d59fb" officeooo:paragraph-rsid="001d59fb"/>
    </style:style>
    <style:style style:name="P5" style:family="paragraph" style:parent-style-name="Standard">
      <style:text-properties officeooo:rsid="001e4c5e" officeooo:paragraph-rsid="001e4c5e"/>
    </style:style>
    <style:style style:name="P6" style:family="paragraph" style:parent-style-name="Standard">
      <style:text-properties officeooo:rsid="0027a1af" officeooo:paragraph-rsid="0027a1af"/>
    </style:style>
    <style:style style:name="P7" style:family="paragraph" style:parent-style-name="Standard">
      <style:text-properties officeooo:rsid="0027a1af" officeooo:paragraph-rsid="0029411a"/>
    </style:style>
    <style:style style:name="P8" style:family="paragraph" style:parent-style-name="Standard" style:list-style-name="L1">
      <style:text-properties officeooo:rsid="001a4e78" officeooo:paragraph-rsid="001a4e78"/>
    </style:style>
    <style:style style:name="P9" style:family="paragraph" style:parent-style-name="Standard" style:list-style-name="L1">
      <style:text-properties officeooo:rsid="00195822" officeooo:paragraph-rsid="00195822"/>
    </style:style>
    <style:style style:name="P10" style:family="paragraph" style:parent-style-name="Standard" style:list-style-name="L1">
      <style:text-properties officeooo:rsid="001b7f67" officeooo:paragraph-rsid="002f3980"/>
    </style:style>
    <style:style style:name="P11" style:family="paragraph" style:parent-style-name="Standard" style:list-style-name="L1">
      <style:text-properties officeooo:rsid="001b7f67" officeooo:paragraph-rsid="001b7f67"/>
    </style:style>
    <style:style style:name="P12" style:family="paragraph" style:parent-style-name="Standard" style:list-style-name="L1">
      <style:text-properties officeooo:rsid="002ad47a" officeooo:paragraph-rsid="002ad47a"/>
    </style:style>
    <style:style style:name="P13" style:family="paragraph" style:parent-style-name="Standard" style:list-style-name="L1">
      <style:text-properties officeooo:rsid="001c17d0" officeooo:paragraph-rsid="001c17d0"/>
    </style:style>
    <style:style style:name="P14" style:family="paragraph" style:parent-style-name="Standard" style:list-style-name="L1">
      <style:text-properties officeooo:rsid="001e4c5e" officeooo:paragraph-rsid="002f3980"/>
    </style:style>
    <style:style style:name="P15" style:family="paragraph" style:parent-style-name="Standard" style:list-style-name="L1">
      <style:text-properties officeooo:rsid="0032ce7a" officeooo:paragraph-rsid="0032ce7a"/>
    </style:style>
    <style:style style:name="P16" style:family="paragraph" style:parent-style-name="Standard" style:list-style-name="L1">
      <style:text-properties officeooo:rsid="001f007b" officeooo:paragraph-rsid="00260b37"/>
    </style:style>
    <style:style style:name="P17" style:family="paragraph" style:parent-style-name="Standard" style:list-style-name="L1">
      <style:text-properties officeooo:rsid="002f60de" officeooo:paragraph-rsid="002f60de"/>
    </style:style>
    <style:style style:name="P18" style:family="paragraph" style:parent-style-name="Standard" style:list-style-name="L1">
      <style:text-properties officeooo:rsid="00314a4d" officeooo:paragraph-rsid="00314a4d"/>
    </style:style>
    <style:style style:name="P19" style:family="paragraph" style:parent-style-name="Standard" style:list-style-name="L2">
      <style:text-properties officeooo:rsid="001ca386" officeooo:paragraph-rsid="001ca386"/>
    </style:style>
    <style:style style:name="P20" style:family="paragraph" style:parent-style-name="Standard" style:list-style-name="L2">
      <style:text-properties officeooo:rsid="001d59fb" officeooo:paragraph-rsid="001d59fb"/>
    </style:style>
    <style:style style:name="P21" style:family="paragraph" style:parent-style-name="Standard" style:list-style-name="L2">
      <style:text-properties officeooo:rsid="00246a86" officeooo:paragraph-rsid="00246a86"/>
    </style:style>
    <style:style style:name="P22" style:family="paragraph" style:parent-style-name="Standard" style:list-style-name="L3">
      <style:text-properties officeooo:rsid="0023e9ae" officeooo:paragraph-rsid="0023e9ae"/>
    </style:style>
    <style:style style:name="P23" style:family="paragraph" style:parent-style-name="Standard" style:list-style-name="L1">
      <style:text-properties officeooo:rsid="00367018" officeooo:paragraph-rsid="00367018"/>
    </style:style>
    <style:style style:name="T1" style:family="text">
      <style:text-properties officeooo:rsid="001b7f67"/>
    </style:style>
    <style:style style:name="T2" style:family="text">
      <style:text-properties officeooo:rsid="0020882a"/>
    </style:style>
    <style:style style:name="T3" style:family="text">
      <style:text-properties officeooo:rsid="00224442"/>
    </style:style>
    <style:style style:name="T4" style:family="text">
      <style:text-properties officeooo:rsid="002542d1"/>
    </style:style>
    <style:style style:name="T5" style:family="text">
      <style:text-properties officeooo:rsid="00260b37"/>
    </style:style>
    <style:style style:name="T6" style:family="text">
      <style:text-properties officeooo:rsid="0029411a"/>
    </style:style>
    <style:style style:name="T7" style:family="text">
      <style:text-properties officeooo:rsid="002c892f"/>
    </style:style>
    <style:style style:name="T8" style:family="text">
      <style:text-properties officeooo:rsid="002e8ad0"/>
    </style:style>
    <style:style style:name="T9" style:family="text">
      <style:text-properties officeooo:rsid="002f3980"/>
    </style:style>
    <style:style style:name="T10" style:family="text">
      <style:text-properties officeooo:rsid="002fccff"/>
    </style:style>
    <style:style style:name="T11" style:family="text">
      <style:text-properties officeooo:rsid="00340f9b"/>
    </style:style>
    <style:style style:name="T12" style:family="text">
      <style:text-properties officeooo:rsid="00357cca"/>
    </style:style>
    <style:style style:name="T13" style:family="text">
      <style:text-properties officeooo:rsid="0035eb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75258908150082769" text:style-name="L1">
        <text:list-item>
          <text:p text:style-name="P8">Partikel Tracking</text:p>
        </text:list-item>
        <text:list-item>
          <text:p text:style-name="P8">Mesh Format</text:p>
        </text:list-item>
        <text:list-item>
          <text:p text:style-name="P8">Partikel Emission</text:p>
        </text:list-item>
      </text:list>
      <text:p text:style-name="P1"/>
      <text:list xml:id="list91728910373224" text:continue-numbering="true" text:style-name="L1">
        <text:list-item>
          <text:p text:style-name="P9">Particle init – <text:span text:style-name="T7">Tilman nicht 1.5 M</text:span></text:p>
        </text:list-item>
        <text:list-item>
          <text:p text:style-name="P10">DSMC_analyze <text:s/>- <text:span text:style-name="T9">Paul</text:span></text:p>
        </text:list-item>
        <text:list-item>
          <text:p text:style-name="P11">DSMC_surface <text:s/><text:span text:style-name="T13">&amp; communicator </text:span>- <text:span text:style-name="T9">Paul</text:span></text:p>
        </text:list-item>
        <text:list-item>
          <text:p text:style-name="P11">Partikel emission – <text:span text:style-name="T7">Tilman nicht 1.5 </text:span></text:p>
        </text:list-item>
        <text:list-item>
          <text:p text:style-name="P11">vtk-Input/Output<text:tab/><text:tab/><text:tab/></text:p>
        </text:list-item>
        <text:list-item>
          <text:p text:style-name="P11">pressure stuff - <text:span text:style-name="T11">Tilman</text:span></text:p>
        </text:list-item>
        <text:list-item>
          <text:p text:style-name="P12">LD - <text:span text:style-name="T7">Asim</text:span></text:p>
        </text:list-item>
        <text:list-item>
          <text:p text:style-name="P13">periodic box - <text:span text:style-name="T10">Stephen</text:span></text:p>
        </text:list-item>
        <text:list-item>
          <text:p text:style-name="P14">diffuse, nicht perfekt reflek. Ränder <text:span text:style-name="T1"><text:s/>- Paul</text:span></text:p>
        </text:list-item>
        <text:list-item>
          <text:p text:style-name="P15">Periodische Seite zu BCs</text:p>
        </text:list-item>
        <text:list-item>
          <text:p text:style-name="P16">nicht zelllokale <text:span text:style-name="T2">Depo – Marcel </text:span></text:p>
        </text:list-item>
        <text:list-item>
          <text:p text:style-name="P17">timediscs anpassen</text:p>
        </text:list-item>
        <text:list-item>
          <text:p text:style-name="P18">Bcs allgemein</text:p>
        </text:list-item>
        <text:list-item>
          <text:p text:style-name="P23">partikel analyze</text:p>
          <text:p text:style-name="P16"/>
        </text:list-item>
        <text:list-item>
          <text:p text:style-name="P16"><text:span text:style-name="T5">Posti auf neues Mesh</text:span> <text:s/>- <text:span text:style-name="T12">Marcel</text:span></text:p>
        </text:list-item>
      </text:list>
      <text:p text:style-name="P2"/>
      <text:p text:style-name="P3">Momentan nicht verwendet</text:p>
      <text:p text:style-name="P3"/>
      <text:list xml:id="list2955446272432867901" text:style-name="L2">
        <text:list-item>
          <text:p text:style-name="P19">GlobalNodeID - <text:span text:style-name="T8">Asim</text:span></text:p>
        </text:list-item>
        <text:list-item>
          <text:p text:style-name="P20">GEO umgezogen in particle_mesh_vars.f90</text:p>
        </text:list-item>
        <text:list-item>
          <text:p text:style-name="P21">PMPIVAR → PartMP<text:span text:style-name="T4">I</text:span></text:p>
        </text:list-item>
      </text:list>
      <text:p text:style-name="P4"/>
      <text:p text:style-name="P5">Neue Ordnerstuktur</text:p>
      <text:p text:style-name="P5"/>
      <text:p text:style-name="P5">/<text:span text:style-name="T2">particle_mesh – enthält alles mit Gitter, d.h. Halo, FIGBM, usw</text:span></text:p>
      <text:p text:style-name="P5">/<text:span text:style-name="T2">particle_mpi <text:s text:c="2"/>- MPI Kommunikator, HALO Exchange, usw</text:span></text:p>
      <text:p text:style-name="P5">/<text:span text:style-name="T3">tracking <text:s text:c="9"/>- Partikel tracking </text:span></text:p>
      <text:list xml:id="list4488973387261849069" text:style-name="L3">
        <text:list-item>
          <text:p text:style-name="P22">Immer Schnittpunkt berechnen</text:p>
        </text:list-item>
        <text:list-item>
          <text:p text:style-name="P22">Mapping in RefElement und Schnittpunkt am Rand</text:p>
        </text:list-item>
      </text:list>
      <text:p text:style-name="P5">/<text:span text:style-name="T3">boundary <text:s text:c="7"/>- Partikel BC</text:span></text:p>
      <text:p text:style-name="P5"/>
      <text:p text:style-name="P6">BC-State </text:p>
      <text:p text:style-name="P7"><text:s text:c="3"/>BC-Alpha</text:p>
      <text:p text:style-name="P7"><text:s text:c="4"/><text:span text:style-name="T6">Info für Analyze, usw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0:42:17.577583482</meta:creation-date>
    <dc:date>2015-06-11T09:17:28.550875302</dc:date>
    <meta:editing-duration>PT1H14M29S</meta:editing-duration>
    <meta:editing-cycles>30</meta:editing-cycles>
    <meta:generator>LibreOffice/4.3.7.2$Linux_X86_64 LibreOffice_project/430m0$Build-2</meta:generator>
    <meta:document-statistic meta:table-count="0" meta:image-count="0" meta:object-count="0" meta:page-count="1" meta:paragraph-count="33" meta:word-count="143" meta:character-count="872" meta:non-whitespace-character-count="744"/>
  </office:meta>
</office:document-meta>
</file>